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Arial-BoldItalicMT" svg:font-family="Arial-BoldItalicMT" style:font-family-generic="swiss"/>
    <style:font-face style:name="Cambria" svg:font-family="Cambria" style:font-family-generic="roman" style:font-pitch="variable" svg:panose-1="2 4 5 3 5 4 6 3 2 4"/>
  </office:font-face-decls>
  <office:automatic-styles>
    <text:list-style style:name="LFO5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3">
      <text:list-level-style-bullet text:level="1" text:style-name="WW_CharLFO53LVL1" text:bullet-char="–">
        <style:list-level-properties/>
        <style:text-properties style:font-name="OpenSymbol"/>
      </text:list-level-style-bullet>
      <text:list-level-style-bullet text:level="2" text:style-name="WW_CharLFO53LVL2" text:bullet-char="–">
        <style:list-level-properties/>
        <style:text-properties style:font-name="OpenSymbol"/>
      </text:list-level-style-bullet>
      <text:list-level-style-bullet text:level="3" text:style-name="WW_CharLFO53LVL3" text:bullet-char="–">
        <style:list-level-properties/>
        <style:text-properties style:font-name="OpenSymbol"/>
      </text:list-level-style-bullet>
      <text:list-level-style-bullet text:level="4" text:style-name="WW_CharLFO53LVL4" text:bullet-char="–">
        <style:list-level-properties/>
        <style:text-properties style:font-name="OpenSymbol"/>
      </text:list-level-style-bullet>
      <text:list-level-style-bullet text:level="5" text:style-name="WW_CharLFO53LVL5" text:bullet-char="–">
        <style:list-level-properties/>
        <style:text-properties style:font-name="OpenSymbol"/>
      </text:list-level-style-bullet>
      <text:list-level-style-bullet text:level="6" text:style-name="WW_CharLFO53LVL6" text:bullet-char="–">
        <style:list-level-properties/>
        <style:text-properties style:font-name="OpenSymbol"/>
      </text:list-level-style-bullet>
      <text:list-level-style-bullet text:level="7" text:style-name="WW_CharLFO53LVL7" text:bullet-char="–">
        <style:list-level-properties/>
        <style:text-properties style:font-name="OpenSymbol"/>
      </text:list-level-style-bullet>
      <text:list-level-style-bullet text:level="8" text:style-name="WW_CharLFO53LVL8" text:bullet-char="–">
        <style:list-level-properties/>
        <style:text-properties style:font-name="OpenSymbol"/>
      </text:list-level-style-bullet>
      <text:list-level-style-bullet text:level="9" text:style-name="WW_CharLFO53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style="italic" style:font-style-asian="italic" style:font-style-complex="italic" fo:font-size="8pt" style:font-size-asian="8pt" style:font-size-complex="8pt"/>
    </style:style>
    <style:style style:name="P5" style:parent-style-name="Standard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style:font-size-complex="12pt"/>
    </style:style>
    <style:style style:name="P8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list-style-name="LFO51" style:family="paragraph"/>
    <style:style style:name="T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P14" style:parent-style-name="Standard" style:list-style-name="LFO51" style:family="paragraph"/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P18" style:parent-style-name="Standard" style:list-style-name="LFO51" style:family="paragraph"/>
    <style:style style:name="T1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P22" style:parent-style-name="Standard" style:list-style-name="LFO51" style:family="paragraph"/>
    <style:style style:name="T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TableColumn31" style:family="table-column">
      <style:table-column-properties style:column-width="3.0076in" style:use-optimal-column-width="false"/>
    </style:style>
    <style:style style:name="TableColumn32" style:family="table-column">
      <style:table-column-properties style:column-width="2.0187in" style:use-optimal-column-width="false"/>
    </style:style>
    <style:style style:name="TableColumn33" style:family="table-column">
      <style:table-column-properties style:column-width="2.0569in" style:use-optimal-column-width="false"/>
    </style:style>
    <style:style style:name="Table30" style:family="table">
      <style:table-properties style:width="7.0833in" fo:margin-left="0.0312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000000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 fo:color="#FFFFFF"/>
    </style:style>
    <style:style style:name="TableCell37" style:family="table-cell">
      <style:table-cell-properties fo:border-top="0.0034in solid #000000" fo:border-left="0.0034in solid #000000" fo:border-bottom="0.0034in solid #000000" fo:border-right="none" fo:background-color="#000000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 fo:color="#FFFFFF"/>
    </style:style>
    <style:style style:name="TableCell39" style:family="table-cell">
      <style:table-cell-properties fo:border="0.0034in solid #000000" fo:background-color="#000000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color="#FFFFFF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" style:parent-style-name="Standard" style:family="paragraph">
      <style:text-properties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65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P66" style:parent-style-name="Standard" style:family="paragraph">
      <style:text-properties fo:font-weight="bold" style:font-weight-asian="bold" style:font-weight-complex="bold" style:font-size-complex="12pt"/>
    </style:style>
    <style:style style:name="P67" style:parent-style-name="Standard" style:family="paragraph">
      <style:text-properties fo:font-weight="bold" style:font-weight-asian="bold" style:font-weight-complex="bold" style:font-size-complex="12pt"/>
    </style:style>
    <style:style style:name="P6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7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79" style:parent-style-name="Standard" style:family="paragraph">
      <style:text-properties fo:font-weight="bold" style:font-weight-asian="bold" style:font-weight-complex="bold" style:font-size-complex="12pt"/>
    </style:style>
    <style:style style:name="P80" style:parent-style-name="Standard" style:family="paragraph">
      <style:text-properties fo:font-weight="bold" style:font-weight-asian="bold" style:font-weight-complex="bold" style:font-size-complex="12pt"/>
    </style:style>
    <style:style style:name="P81" style:parent-style-name="Standard" style:family="paragraph">
      <style:text-properties fo:font-weight="bold" style:font-weight-asian="bold" style:font-weight-complex="bold" style:font-size-complex="12pt"/>
    </style:style>
    <style:style style:name="P8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83" style:parent-style-name="Standard" style:family="paragraph">
      <style:text-properties fo:font-size="11pt" style:font-size-asian="11pt" style:font-size-complex="11pt"/>
    </style:style>
    <style:style style:name="P84" style:parent-style-name="Standard" style:family="paragraph">
      <style:text-properties fo:font-size="11pt" style:font-size-asian="11pt" style:font-size-complex="11pt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P88" style:parent-style-name="Standard" style:family="paragraph">
      <style:text-properties fo:font-size="11pt" style:font-size-asian="11pt" style:font-size-complex="11pt"/>
    </style:style>
    <style:style style:name="T8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P91" style:parent-style-name="Standard" style:family="paragraph">
      <style:text-properties fo:font-size="11pt" style:font-size-asian="11pt" style:font-size-complex="11pt"/>
    </style:style>
    <style:style style:name="T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P95" style:parent-style-name="Standard" style:family="paragraph">
      <style:text-properties fo:font-size="11pt" style:font-size-asian="11pt" style:font-size-complex="11pt"/>
    </style:style>
    <style:style style:name="T9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P99" style:parent-style-name="Standard" style:family="paragraph">
      <style:text-properties fo:font-size="11pt" style:font-size-asian="11pt" style:font-size-complex="11pt"/>
    </style:style>
    <style:style style:name="P100" style:parent-style-name="Standard" style:family="paragraph">
      <style:text-properties fo:font-size="11pt" style:font-size-asian="11pt" style:font-size-complex="11pt"/>
    </style:style>
    <style:style style:name="P101" style:parent-style-name="Standard" style:family="paragraph">
      <style:text-properties fo:font-size="11pt" style:font-size-asian="11pt" style:font-size-complex="11pt"/>
    </style:style>
    <style:style style:name="P102" style:parent-style-name="Standard" style:list-style-name="LFO52" style:family="paragraph"/>
    <style:style style:name="T10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P105" style:parent-style-name="Standard" style:family="paragraph">
      <style:text-properties fo:font-size="11pt" style:font-size-asian="11pt" style:font-size-complex="11pt"/>
    </style:style>
    <style:style style:name="P106" style:parent-style-name="Standard" style:list-style-name="LFO53" style:family="paragraph"/>
    <style:style style:name="T107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08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09" style:parent-style-name="Standard" style:list-style-name="LFO53" style:family="paragraph"/>
    <style:style style:name="T110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11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12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13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14" style:parent-style-name="Standard" style:list-style-name="LFO53" style:family="paragraph"/>
    <style:style style:name="T115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16" style:parent-style-name="Standard" style:list-style-name="LFO53" style:family="paragraph"/>
    <style:style style:name="T117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18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19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0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1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2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3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4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5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26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27" style:parent-style-name="Standard" style:family="paragraph">
      <style:text-properties fo:font-size="11pt" style:font-size-asian="11pt" style:font-size-complex="11pt"/>
    </style:style>
    <style:style style:name="P128" style:parent-style-name="Standard" style:list-style-name="LFO53" style:family="paragraph">
      <style:text-properties fo:font-size="11pt" style:font-size-asian="11pt" style:font-size-complex="11pt"/>
    </style:style>
    <style:style style:name="P129" style:parent-style-name="Standard" style:family="paragraph">
      <style:text-properties fo:font-size="11pt" style:font-size-asian="11pt" style:font-size-complex="11pt"/>
    </style:style>
    <style:style style:name="P130" style:parent-style-name="Standard" style:list-style-name="LFO53" style:family="paragraph">
      <style:text-properties fo:font-size="11pt" style:font-size-asian="11pt" style:font-size-complex="11pt"/>
    </style:style>
    <style:style style:name="P131" style:parent-style-name="Standard" style:list-style-name="LFO53" style:family="paragraph">
      <style:text-properties fo:font-size="11pt" style:font-size-asian="11pt" style:font-size-complex="11pt"/>
    </style:style>
    <style:style style:name="P132" style:parent-style-name="Standard" style:list-style-name="LFO53" style:family="paragraph">
      <style:text-properties fo:font-size="11pt" style:font-size-asian="11pt" style:font-size-complex="11pt"/>
    </style:style>
    <style:style style:name="P133" style:parent-style-name="Standard" style:list-style-name="LFO53" style:family="paragraph">
      <style:text-properties fo:font-size="11pt" style:font-size-asian="11pt" style:font-size-complex="11pt"/>
    </style:style>
    <style:style style:name="P134" style:parent-style-name="Standard" style:list-style-name="LFO53" style:family="paragraph">
      <style:text-properties fo:font-size="11pt" style:font-size-asian="11pt" style:font-size-complex="11pt"/>
    </style:style>
    <style:style style:name="P135" style:parent-style-name="Standard" style:list-style-name="LFO53" style:family="paragraph">
      <style:text-properties fo:font-size="11pt" style:font-size-asian="11pt" style:font-size-complex="11pt"/>
    </style:style>
    <style:style style:name="P136" style:parent-style-name="Standard" style:list-style-name="LFO53" style:family="paragraph">
      <style:text-properties fo:font-size="11pt" style:font-size-asian="11pt" style:font-size-complex="11pt"/>
    </style:style>
    <style:style style:name="P137" style:parent-style-name="Standard" style:list-style-name="LFO53" style:family="paragraph">
      <style:text-properties fo:font-size="11pt" style:font-size-asian="11pt" style:font-size-complex="11pt"/>
    </style:style>
    <style:style style:name="P138" style:parent-style-name="Standard" style:list-style-name="LFO53" style:family="paragraph">
      <style:text-properties fo:font-size="11pt" style:font-size-asian="11pt" style:font-size-complex="11pt"/>
    </style:style>
    <style:style style:name="P139" style:parent-style-name="Standard" style:list-style-name="LFO54" style:family="paragraph"/>
    <style:style style:name="T14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1" style:parent-style-name="DefaultParagraphFont" style:family="text">
      <style:text-properties fo:font-size="11pt" style:font-size-asian="11pt" style:font-size-complex="11pt"/>
    </style:style>
    <style:style style:name="P142" style:parent-style-name="Standard" style:family="paragraph">
      <style:text-properties fo:font-size="11pt" style:font-size-asian="11pt" style:font-size-complex="11pt"/>
    </style:style>
    <style:style style:name="P143" style:parent-style-name="Standard" style:family="paragraph">
      <style:text-properties fo:font-size="11pt" style:font-size-asian="11pt" style:font-size-complex="11pt"/>
    </style:style>
    <style:style style:name="P144" style:parent-style-name="Standard" style:family="paragraph">
      <style:text-properties fo:font-size="11pt" style:font-size-asian="11pt" style:font-size-complex="11pt"/>
    </style:style>
    <style:style style:name="P145" style:parent-style-name="Standard" style:family="paragraph">
      <style:text-properties fo:font-size="11pt" style:font-size-asian="11pt" style:font-size-complex="11pt"/>
    </style:style>
    <style:style style:name="P146" style:parent-style-name="Standard" style:family="paragraph">
      <style:text-properties fo:font-size="11pt" style:font-size-asian="11pt" style:font-size-complex="11pt"/>
    </style:style>
    <style:style style:name="P147" style:parent-style-name="Standard" style:family="paragraph">
      <style:text-properties fo:font-size="11pt" style:font-size-asian="11pt" style:font-size-complex="11pt"/>
    </style:style>
    <style:style style:name="P148" style:parent-style-name="Standard" style:family="paragraph">
      <style:text-properties fo:font-size="11pt" style:font-size-asian="11pt" style:font-size-complex="11pt"/>
    </style:style>
    <style:style style:name="P149" style:parent-style-name="Standard" style:family="paragraph">
      <style:text-properties fo:font-size="11pt" style:font-size-asian="11pt" style:font-size-complex="11pt"/>
    </style:style>
    <style:style style:name="P150" style:parent-style-name="Standard" style:family="paragraph">
      <style:text-properties fo:font-size="11pt" style:font-size-asian="11pt" style:font-size-complex="11pt"/>
    </style:style>
    <style:style style:name="P151" style:parent-style-name="Standard" style:family="paragraph">
      <style:text-properties fo:font-size="11pt" style:font-size-asian="11pt" style:font-size-complex="11pt"/>
    </style:style>
    <style:style style:name="P152" style:parent-style-name="Standard" style:family="paragraph">
      <style:text-properties fo:font-size="11pt" style:font-size-asian="11pt" style:font-size-complex="11pt"/>
    </style:style>
    <style:style style:name="P153" style:parent-style-name="Standard" style:list-style-name="LFO52" style:family="paragraph"/>
    <style:style style:name="T15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DefaultParagraphFont" style:family="text">
      <style:text-properties fo:font-size="11pt" style:font-size-asian="11pt" style:font-size-complex="11pt"/>
    </style:style>
    <style:style style:name="T156" style:parent-style-name="DefaultParagraphFont" style:family="text">
      <style:text-properties fo:font-size="11pt" style:font-size-asian="11pt" style:font-size-complex="11pt"/>
    </style:style>
    <style:style style:name="P157" style:parent-style-name="Standard" style:family="paragraph">
      <style:text-properties fo:font-size="11pt" style:font-size-asian="11pt" style:font-size-complex="11pt"/>
    </style:style>
    <style:style style:name="T158" style:parent-style-name="DefaultParagraphFont" style:family="text">
      <style:text-properties fo:font-size="11pt" style:font-size-asian="11pt" style:font-size-complex="11pt"/>
    </style:style>
    <style:style style:name="T159" style:parent-style-name="DefaultParagraphFont" style:family="text">
      <style:text-properties fo:font-size="11pt" style:font-size-asian="11pt" style:font-size-complex="11pt"/>
    </style:style>
    <style:style style:name="T160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61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62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63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64" style:parent-style-name="Standard" style:family="paragraph">
      <style:text-properties fo:font-size="11pt" style:font-size-asian="11pt" style:font-size-complex="11pt"/>
    </style:style>
    <style:style style:name="P165" style:parent-style-name="Standard" style:list-style-name="LFO52" style:family="paragraph"/>
    <style:style style:name="T16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DefaultParagraphFont" style:family="text">
      <style:text-properties fo:font-size="11pt" style:font-size-asian="11pt" style:font-size-complex="11pt"/>
    </style:style>
    <style:style style:name="T168" style:parent-style-name="DefaultParagraphFont" style:family="text">
      <style:text-properties fo:font-size="11pt" style:font-size-asian="11pt" style:font-size-complex="11pt"/>
    </style:style>
    <style:style style:name="P169" style:parent-style-name="Standard" style:family="paragraph">
      <style:text-properties fo:font-size="11pt" style:font-size-asian="11pt" style:font-size-complex="11pt"/>
    </style:style>
    <style:style style:name="T170" style:parent-style-name="DefaultParagraphFont" style:family="text">
      <style:text-properties fo:font-size="11pt" style:font-size-asian="11pt" style:font-size-complex="11pt"/>
    </style:style>
    <style:style style:name="T171" style:parent-style-name="DefaultParagraphFont" style:family="text">
      <style:text-properties style:font-name="Arial-BoldItalicMT" style:font-name-asian="Arial-BoldItalicMT" style:font-name-complex="Arial-BoldItalicMT" fo:font-size="14pt" style:font-size-asian="14pt" style:font-size-complex="14pt"/>
    </style:style>
    <style:style style:name="T172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T173" style:parent-style-name="DefaultParagraphFont" style:family="text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74" style:parent-style-name="Standard" style:family="paragraph">
      <style:text-properties style:font-name="Arial-BoldItalicMT" style:font-name-asian="Arial-BoldItalicMT" style:font-name-complex="Arial-BoldItalicMT" fo:font-size="11pt" style:font-size-asian="11pt" style:font-size-complex="11pt"/>
    </style:style>
    <style:style style:name="P175" style:parent-style-name="Standard" style:family="paragraph">
      <style:text-properties fo:font-size="11pt" style:font-size-asian="11pt" style:font-size-complex="11pt"/>
    </style:style>
    <style:style style:name="P17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7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7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79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80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81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8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8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</office:automatic-styles>
  <office:body>
    <office:text text:use-soft-page-breaks="true">
      <text:p text:style-name="P1"/>
      <text:p text:style-name="P5">Documento de Definição do Jogo que será desenvolvido no projeto da disciplina de Orientação a Objetos II</text:p>
      <text:p text:style-name="P6"/>
      <text:p text:style-name="P7">Etapa 1. Definição das Responsabilidades.</text:p>
      <text:p text:style-name="P8"/>
      <text:p text:style-name="P9">O projeto exigirá da equipe 4 papéis<text:s/>distintos: conforme as descrições abaixo:</text:p>
      <text:p text:style-name="P10"/>
      <text:list text:style-name="LFO51" text:continue-numbering="true">
        <text:list-item>
          <text:p text:style-name="P11"><text:span text:style-name="T12">Engenheiro de Software</text:span><text:span text:style-name="T13">: É o principal responsável por tomar as decisões sobre como os principais algoritmos do jogo serão implementados e qual arquitetura de classes será utilizada.</text:span></text:p>
        </text:list-item>
        <text:list-item>
          <text:p text:style-name="P14"><text:span text:style-name="T15">Designer de Som e Arte</text:span><text:span text:style-name="T16">: É respo</text:span><text:span text:style-name="T17">nsável por definir como será a estética do jogo, providenciar as Sprites, imagens, tiles e efeitos de áudio.</text:span></text:p>
        </text:list-item>
        <text:list-item>
          <text:p text:style-name="P18"><text:span text:style-name="T19">Escritor / Redator</text:span><text:span text:style-name="T20">: Um projeto de software exige além de código e arte, toda a documentação que o acompanha, descrever neste documento como funcion</text:span><text:span text:style-name="T21">arão as 4 áreas deste jogo (mecânica, estética, tecnologia e história), será o criador da história que acompanha o jogo, dos personagens e do fluxo de acontecimentos dentro do jogo e no caso de publicação do jogo na web, será o escritor do release.</text:span></text:p>
        </text:list-item>
        <text:list-item>
          <text:p text:style-name="P22"><text:span text:style-name="T23">Gerente</text:span><text:span text:style-name="T24"><text:s/>de Projeto</text:span><text:span text:style-name="T25">: Responsável por manter o projeto em movimento. Sua principal missão é resolver problemas que estão impedindo a equipe de seguir no desenvolvimento. É a pessoa que irá procurar o professor ou outros colegas de sala em busca de classes para reso</text:span><text:span text:style-name="T26">lver os problemas do seu jogo, irá procurar soluções na web, enfim, é quem mantém as pessoas alinhadas e será o responsável por escrever os documentos semanais de acompanhamento do projeto,</text:span></text:p>
        </text:list-item>
      </text:list>
      <text:p text:style-name="P27"/>
      <text:p text:style-name="P28">Cada membro do tipo deverá escolher dois papéis, um principal pela qual será mais fortemente cobrado e um auxiliar, com a qual estará mais envolvido nos momentos em que não tiver atividades para o seu papel principal.</text:p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ome do Integrante do Grupo</text:p>
          </table:table-cell>
          <table:table-cell table:style-name="TableCell37">
            <text:p text:style-name="P38">Papel principal</text:p>
          </table:table-cell>
          <table:table-cell table:style-name="TableCell39">
            <text:p text:style-name="P40">Papel secundário</text:p>
          </table:table-cell>
        </table:table-row>
        <table:table-row table:style-name="TableRow41">
          <table:table-cell table:style-name="TableCell42">
            <text:p text:style-name="TableContents">Fernando Jorge Mota</text:p>
          </table:table-cell>
          <table:table-cell table:style-name="TableCell43">
            <text:p text:style-name="TableContents">Engenheiro de<text:s/>Software</text:p>
          </table:table-cell>
          <table:table-cell table:style-name="TableCell44">
            <text:p text:style-name="TableContents">Gerente de Projeto</text:p>
          </table:table-cell>
        </table:table-row>
        <table:table-row table:style-name="TableRow45">
          <table:table-cell table:style-name="TableCell46">
            <text:p text:style-name="TableContents">Idien Ariel Hillesheim</text:p>
          </table:table-cell>
          <table:table-cell table:style-name="TableCell47">
            <text:p text:style-name="TableContents">Escritor/redator</text:p>
          </table:table-cell>
          <table:table-cell table:style-name="TableCell48">
            <text:p text:style-name="TableContents">Designer de Som e Arte</text:p>
          </table:table-cell>
        </table:table-row>
        <table:table-row table:style-name="TableRow49">
          <table:table-cell table:style-name="TableCell50">
            <text:p text:style-name="TableContents">Kamila Renata Brito</text:p>
          </table:table-cell>
          <table:table-cell table:style-name="TableCell51">
            <text:p text:style-name="TableContents">Escritor/redator</text:p>
          </table:table-cell>
          <table:table-cell table:style-name="TableCell52">
            <text:p text:style-name="TableContents">Designer de Som e Arte</text:p>
          </table:table-cell>
        </table:table-row>
        <table:table-row table:style-name="TableRow53">
          <table:table-cell table:style-name="TableCell54">
            <text:p text:style-name="TableContents">Najuan<text:s/>Guth</text:p>
          </table:table-cell>
          <table:table-cell table:style-name="TableCell55">
            <text:p text:style-name="TableContents">Gerente de Projeto</text:p>
          </table:table-cell>
          <table:table-cell table:style-name="TableCell56">
            <text:p text:style-name="TableContents">Engenheiro de Software</text:p>
          </table:table-cell>
        </table:table-row>
        <table:table-row table:style-name="TableRow57">
          <table:table-cell table:style-name="TableCell58">
            <text:p text:style-name="TableContents">Samara dos Santos Martins</text:p>
          </table:table-cell>
          <table:table-cell table:style-name="TableCell59">
            <text:p text:style-name="TableContents">Designer de Som e Arte</text:p>
          </table:table-cell>
          <table:table-cell table:style-name="TableCell60">
            <text:p text:style-name="TableContents">Escritor/redator</text:p>
          </table:table-cell>
        </table:table-row>
      </table:table>
      <text:p text:style-name="P61"/>
      <text:p text:style-name="Standard"><text:span text:style-name="T62">Obs:</text:span><text:span text:style-name="T63"><text:s/></text:span><text:span text:style-name="T64">Os papéis são dinâmicos, podem haver momentos em que os 4 estarão programando ou os 4 procurando imagens para o jogo. O mais importante é que se uma parte do projeto não estiver andando, a responsabilidade principal é dos envolvidos com aquele papel. E se</text:span><text:span text:style-name="T65">rão cobrados por isso.</text:span></text:p>
      <text:p text:style-name="P66"/>
      <text:p text:style-name="P67">Etapa 2: Definição do Jogo</text:p>
      <text:p text:style-name="P68"/>
      <text:p text:style-name="P69">Nome do jogo:</text:p>
      <text:p text:style-name="P70">PowerMusic</text:p>
      <text:p text:style-name="P71"/>
      <text:p text:style-name="P72">Descreva em no máximo dois parágrafos sobre o seu jogo.</text:p>
      <text:p text:style-name="P73"/>
      <text:p text:style-name="P74">Nosso jogo é com base no Guitar Hero e Guitar Flash.</text:p>
      <text:p text:style-name="P75">Com um diferencial, pois <text:s/>ele contém músicas diferentes de Rock e seus respectivos clips.</text:p>
      <text:p text:style-name="P76">O visual também possui uma característica própria criada pelos integrantes da equipe, e com base na ideia dos mesmos.</text:p>
      <text:p text:style-name="P77">A ideia é atrair jogadores que gostem de diferentes estilos, com um modo simples e divertido de jogo.</text:p>
      <text:p text:style-name="P78">É controlado<text:s/>pelo teclado, onde cada jogador precisa de concentração e agilidade para acertar a sequência de peças do jogo e conseguir a pontuação para seguir adiante.</text:p>
      <text:p text:style-name="P79">Etapa 3. As Dimensões do Jogo</text:p>
      <text:p text:style-name="P80"/>
      <text:p text:style-name="P81"/>
      <text:p text:style-name="P82"/>
      <text:p text:style-name="P83">Um jogo tem 4 dimensões essenciais, a Mecânica, a Estética, a História e a Tecnologia.</text:p>
      <text:p text:style-name="P84"/>
      <text:p text:style-name="Standard"><text:span text:style-name="T85">A mecânica</text:span><text:span text:style-name="T86"><text:s/>é a base, representa o conjunto de regras do jogo, a forma como ele funciona, o modo como os personagens interagem, se movimentam e os mecanismos de vitória, evolução, derrota, etc. Nesta dimensão devem ser pensados os elemen</text:span><text:span text:style-name="T87">tos da jogabilidade apenas, sem procupações com história, estética ou tecnologia.</text:span></text:p>
      <text:p text:style-name="P88"/>
      <text:p text:style-name="Standard"><text:span text:style-name="T89">A estética</text:span><text:span text:style-name="T90"><text:s/>envolve tudo que é arte, som, imagens, animações, enfim todos os efeitos especiais que tornam o jogo, além de divertido, belo.</text:span></text:p>
      <text:p text:style-name="P91"/>
      <text:p text:style-name="Standard"><text:span text:style-name="T92">A história</text:span><text:span text:style-name="T93"><text:s/>é o que liga os pontos<text:s/></text:span><text:span text:style-name="T94">e dá sentido à mecânica e serve de tema para a estética. A história é o roteiro do jogo. Basicamente, se o jogo fosse um livro, qual seria o enredo? os personagens? o final?</text:span></text:p>
      <text:p text:style-name="P95"/>
      <text:p text:style-name="Standard"><text:span text:style-name="T96">A tecnologia</text:span><text:span text:style-name="T97"><text:s/>é quem materializa tudo isso, é a dimensão que torna real as ideias<text:s/></text:span><text:span text:style-name="T98">e os sonhos planejados, que define os algoritmos para viabilizar a mecânica, que executa os sons e animações no momento mais adequado e que dá vida à história.</text:span></text:p>
      <text:p text:style-name="P99"/>
      <text:p text:style-name="P100">Definam os principais elementos de cada dimensão conforme as instruções abaixo:</text:p>
      <text:p text:style-name="P101"/>
      <text:list text:style-name="LFO52" text:continue-numbering="true">
        <text:list-item>
          <text:p text:style-name="P102"><text:span text:style-name="T103">Mecânica:</text:span><text:span text:style-name="T104"><text:s/>Defina o conjunto de regras do jogo. Cada regra deve ter um número e observe que quanto maior o detalhamento de todas as regras e possibilidades do jogo, mais fácil será a programação:</text:span></text:p>
        </text:list-item>
      </text:list>
      <text:p text:style-name="P105"/>
      <text:list text:style-name="LFO53" text:continue-numbering="true">
        <text:list-item>
          <text:list>
            <text:list-item>
              <text:list>
                <text:list-item>
                  <text:p text:style-name="P106"><text:span text:style-name="T107">Nas opções de menu vão existir opções de “Novo Jogo”, “Ajuda”, “Sair”</text:span><text:span text:style-name="T108">.</text:span></text:p>
                </text:list-item>
                <text:list-item>
                  <text:p text:style-name="P109"><text:span text:style-name="T110">Dentro das opções de Novo Jogo existirá dois módulos:</text:span></text:p>
                </text:list-item>
              </text:list>
            </text:list-item>
          </text:list>
        </text:list-item>
      </text:list>
      <text:p text:style-name="Standard"><text:span text:style-name="T111">1º – Execução sequencial: inicia-se o jogo na primeira fase e passa de nível conforme a pontuação mínima. ( Cada fase possuirá 3 músicas).</text:span></text:p>
      <text:p text:style-name="Standard"><text:span text:style-name="T112">2º – Execução opcional: o jogador pode escolher a musica que<text:s/></text:span><text:span text:style-name="T113">deseja jogar, caindo automaticamente na fase a qual a musica pertence.</text:span></text:p>
      <text:list text:style-name="LFO53" text:continue-numbering="true">
        <text:list-item>
          <text:list>
            <text:list-item>
              <text:list>
                <text:list-item>
                  <text:p text:style-name="P114"><text:span text:style-name="T115">É necessário tocar a música com um mínimo de 75% de acerto das notas da músicas.</text:span></text:p>
                </text:list-item>
                <text:list-item>
                  <text:p text:style-name="P116"><text:span text:style-name="T117">As teclas são pré definidas, e aumentam no decorrer dos níveis.</text:span></text:p>
                </text:list-item>
              </text:list>
            </text:list-item>
          </text:list>
        </text:list-item>
      </text:list>
      <text:p text:style-name="Standard"><text:span text:style-name="T118"><text:tab/></text:span><text:span text:style-name="T119"><text:tab/>N1 = 3 teclas: A – S – D.</text:span></text:p>
      <text:p text:style-name="Standard"><text:span text:style-name="T120"><text:tab/></text:span><text:span text:style-name="T121"><text:tab/>N2 = 4 te</text:span><text:span text:style-name="T122">clas: A – S – D – J.</text:span></text:p>
      <text:p text:style-name="Standard"><text:span text:style-name="T123"><text:tab/></text:span><text:span text:style-name="T124"><text:tab/>N3 = 5 teclas: A – S – D – J - K .</text:span><text:span text:style-name="T125"><text:tab/></text:span><text:span text:style-name="T126"><text:tab/></text:span></text:p>
      <text:p text:style-name="P127"/>
      <text:list text:style-name="LFO53" text:continue-numbering="true">
        <text:list-item>
          <text:list>
            <text:list-item>
              <text:list>
                <text:list-item>
                  <text:p text:style-name="P128">É jogado individualmente.</text:p>
                </text:list-item>
              </text:list>
            </text:list-item>
          </text:list>
        </text:list-item>
      </text:list>
      <text:p text:style-name="P129"/>
      <text:list text:style-name="LFO53" text:continue-numbering="true">
        <text:list-item>
          <text:list>
            <text:list-item>
              <text:list>
                <text:list-item>
                  <text:p text:style-name="P130">Deve-se acertar a sequencia de teclas para pontuar.</text:p>
                </text:list-item>
                <text:list-item>
                  <text:p text:style-name="P131">A sequencia de teclas será de acordo com as notas de cada musica.</text:p>
                </text:list-item>
                <text:list-item>
                  <text:p text:style-name="P132">Cada um deles desce da ponta da guitarra e deve ser acertada quando chegar na base das cordas.</text:p>
                </text:list-item>
                <text:list-item>
                  <text:p text:style-name="P133">Haverá a pontuação normal (10 pontos cada acerto), nesta basta clicar uma vez no momento certo. Na pontuação extra (50 pontos) deve-se segurar a tecla referente até o momento final.</text:p>
                </text:list-item>
                <text:list-item>
                  <text:p text:style-name="P134">Para pontuação especial carrega-se uma barra de energia com os acertos, quando ela está completa pode liberar um modo especial (com a tecla “espaço”), com isso a cada acerto ganha-se 100 pontos para cada acerto. Se houver erros na sequencia a barra fica vazia.</text:p>
                </text:list-item>
                <text:list-item>
                  <text:p text:style-name="P135">Terá também contador de<text:s/>acertos, e acada 50 notas acertadas a pontuação atual é duplicada. Se houver erros o contador retorna a 0.</text:p>
                </text:list-item>
                <text:list-item>
                  <text:p text:style-name="P136">Para vencer o jogador deve passar todas as músicas de todas as fases.</text:p>
                </text:list-item>
                <text:list-item>
                  <text:p text:style-name="P137">As musicas escolhidas individualmente auxiliam para treinar e como acumulador de pontos.</text:p>
                </text:list-item>
                <text:list-item>
                  <text:p text:style-name="P138">Na parte de ajuda haverá um vídeo demonstrando o funcionamento do jogo e uma descrição de como o jogo funciona ( Teclas, objetivo, etc)</text:p>
                </text:list-item>
              </text:list>
            </text:list-item>
          </text:list>
        </text:list-item>
      </text:list>
      <text:list text:style-name="LFO52">
        <text:list-item text:start-value="1">
          <text:p text:style-name="P139"><text:span text:style-name="T140">Estética:</text:span><text:span text:style-name="T141"><text:s/>Descreva como será o visual do jogo, quais sons serão utilizados e em quais momentos do jogo:</text:span></text:p>
        </text:list-item>
      </text:list>
      <text:p text:style-name="P142"/>
      <text:p text:style-name="P143">-<text:s/>Basicamente a estética é: 2D, de modo que facilite a compreensão de todos os usuários.</text:p>
      <text:soft-page-break/>
      <text:p text:style-name="P144">- No fundo haverá uma imagem diferente para cada musica, essa imagem será da banda cuja musica estiver sendo jogada.</text:p>
      <text:p text:style-name="P145">- O jogo principal será sobre a imagem de uma guitarra ( a parte das cordas), onde passará as notas e estará funcionando praticamente toda a mecânica do jogo.</text:p>
      <text:p text:style-name="P146"/>
      <text:p text:style-name="P147">- Durante cada fase e a cada nova musica ao lado haverá também o vídeo respectivo para proporcionar o som e um atrativo a mais.</text:p>
      <text:p text:style-name="P148">- As notas básicas serão <text:s/>moedas, e as notas especiais serão uma estrela.</text:p>
      <text:p text:style-name="P149">- Cada nota também possuirá uma cor diferente.</text:p>
      <text:p text:style-name="P150">- A barra de energia e o contador ficaram ao lado da guitarra, as corres ainda não foram definidas.</text:p>
      <text:p text:style-name="P151"/>
      <text:p text:style-name="P152"/>
      <text:list text:style-name="LFO52" text:continue-numbering="true">
        <text:list-item>
          <text:p text:style-name="P153"><text:span text:style-name="T154">História:</text:span><text:span text:style-name="T155"><text:s/>Redija o roteiro do jogo, onde o jogador co</text:span><text:span text:style-name="T156">meça, quais caminhos ele percorre e como o jogo se encerra. Aproveite para inserir o nome dos personagens e descrever como serão os cenários do jogo.</text:span></text:p>
        </text:list-item>
      </text:list>
      <text:p text:style-name="P157"/>
      <text:p text:style-name="Standard"><text:span text:style-name="T158"><text:s text:c="8"/></text:span><text:span text:style-name="T159"><text:tab/>-” <text:s/></text:span><text:span text:style-name="T160">A história do jogo consiste basicamente em uma banda que faz covers de outras bandas de form</text:span><text:span text:style-name="T161">a simples e eficiente, de forma à permitir a iniciar uma carreira de sucesso chamando bastante atenção mundo afora com várias músicas de inúmeros cantores. “ - Basicamente o jogo faz o usuário sentir que está em uma banda, tendo a possibilidade de ser o gu</text:span><text:span text:style-name="T162">itarrista e tocar suas músicas preferidas.</text:span></text:p>
      <text:p text:style-name="Standard"><text:span text:style-name="T163">Quanto mais avança no jogo maior sucesso representa.</text:span></text:p>
      <text:p text:style-name="P164"/>
      <text:list text:style-name="LFO52" text:continue-numbering="true">
        <text:list-item>
          <text:p text:style-name="P165"><text:span text:style-name="T166">Tecnologia:</text:span><text:span text:style-name="T167"><text:s/>Já sabemos que o jogo será em Java com o framework javaPlay. Porém, precisarmos ir além. Descreva aqui (se possível com um diagrama de classes), qu</text:span><text:span text:style-name="T168">ais classes você imagina para o jogo. Aproveite e anote também quais os algoritmos que lhe parecem mais difíceis para pesquisar junto ao professor.</text:span></text:p>
        </text:list-item>
      </text:list>
      <text:p text:style-name="P169"/>
      <text:p text:style-name="Standard"><text:span text:style-name="T170"><text:tab/>- <text:s/></text:span><text:span text:style-name="T171">J</text:span><text:span text:style-name="T172">ava e<text:s/></text:span><text:span text:style-name="T173">JavaPlay, visto maior API e facilidade de uso.</text:span></text:p>
      <text:p text:style-name="P174"><text:tab/>- <text:s/>As classes<text:s/>estão representadas no arquivo *.uml enviado junto com este documento</text:p>
      <text:p text:style-name="P175"/>
      <text:p text:style-name="P176">Obs: Utilize quanto espaço considerar necessário para deixar este documento o mais completo possível. Vocês tem até a terça-feira da semana que vem para entregar este documento impresso. Ele irá compor a nota do projeto do jogo e servirá de base para as avaliações de andamento do software<text:s/>pelo professor.</text:p>
      <text:p text:style-name="P177"/>
      <text:p text:style-name="P178">Obs 2: Sinta-se livre para incluir imagens e outras questões sobre o seu jogo que considere relevante.</text:p>
      <text:p text:style-name="P179"/>
      <text:p text:style-name="P180">Obs 3: Um documento como este bem elaborado pode ser um diferencial para mostrar em uma empresa <text:s/>de desenvolvimento de jogos. Apesar<text:s/>de cada empresa documentar à sua maneira, quanto maior a sua capacidade de expressar a sua ideia em documentos, melhor.</text:p>
      <text:p text:style-name="P181"/>
      <text:p text:style-name="P182"/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Arial-BoldItalicMT" svg:font-family="Arial-BoldItalicMT" style:font-family-generic="swiss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weight="bold" style:font-weight-asian="bold" fo:font-style="italic" style:font-style-asian="italic" fo:text-shadow="#C0C0C0 1.1666pt 1.1666pt" fo:font-size="28pt" style:font-size-asian="2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416in" fo:margin-bottom="0.0416in"/>
      <style:text-properties fo:font-weight="bold" style:font-weight-asian="bol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 fo:margin-top="0.0416in" fo:margin-bottom="0.0416in"/>
      <style:text-properties fo:font-weight="bold" style:font-weight-asian="bold" fo:font-size="28pt" style:font-size-asian="28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 fo:margin-top="0.0416in" fo:margin-bottom="0.0416in"/>
      <style:text-properties fo:font-weight="bold" style:font-weight-asian="bold" fo:font-size="24pt" style:font-size-asian="24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text-align="center" fo:margin-top="0.0833in" fo:margin-bottom="0.0833in"/>
      <style:text-properties fo:font-weight="bold" style:font-weight-asian="bold" fo:font-size="18pt" style:font-size-asian="18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background-color="#FFFFFF"/>
      <style:text-properties fo:font-weight="bold" style:font-weight-asian="bold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fo:font-weight="bold" style:font-weight-asian="bold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text-align="center"/>
      <style:text-properties fo:font-weight="bold" style:font-weight-asian="bold" fo:font-size="16pt" style:font-size-asian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Lucida Sans Unicode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center"/>
      <style:text-properties style:font-name="Times New Roman" style:font-name-complex="Times New Roman" fo:font-weight="bold" style:font-weight-asian="bold" fo:font-size="14pt" style:font-size-asian="14pt"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-asian="WenQuanYi Micro Hei" style:font-name-complex="Lohit Hindi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widows="0" fo:orphans="0" fo:text-align="justify" fo:margin-left="1.7722in">
        <style:tab-stops/>
      </style:paragraph-properties>
      <style:text-properties fo:font-size="10pt" style:font-size-asian="10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complex="Times New Roman" style:font-size-complex="12pt" fo:hyphenate="false"/>
    </style:style>
    <style:style style:name="Textogeral" style:display-name="Texto geral" style:family="paragraph" style:parent-style-name="Standard">
      <style:paragraph-properties fo:widows="0" fo:orphans="0" fo:text-align="justify"/>
      <style:text-properties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bjetocomseta" style:display-name="Objeto com seta" style:family="paragraph" style:parent-style-name="Standard">
      <style:text-properties fo:hyphenate="false"/>
    </style:style>
    <style:style style:name="Objetocomsombra" style:display-name="Objeto com sombra" style:family="paragraph" style:parent-style-name="Standard">
      <style:text-properties fo:hyphenate="false"/>
    </style:style>
    <style:style style:name="Objetosempreenchimento" style:display-name="Objeto sem preenchimento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Corpodotexto" style:display-name="Corpo do texto" style:family="paragraph" style:parent-style-name="Standard">
      <style:text-properties fo:hyphenate="false"/>
    </style:style>
    <style:style style:name="Corpodotextojustificado" style:display-name="Corpo do texto justificado" style:family="paragraph" style:parent-style-name="Standard">
      <style:text-properties fo:hyphenate="false"/>
    </style:style>
    <style:style style:name="Recuodaprimeiralinha" style:display-name="Recuo da primeira linha" style:family="paragraph" style:parent-style-name="Standard">
      <style:paragraph-properties fo:text-indent="0.2361in"/>
      <style:text-properties fo:hyphenate="false"/>
    </style:style>
    <style:style style:name="Título1" style:display-name="Título1" style:family="paragraph" style:parent-style-name="Standard">
      <style:paragraph-properties fo:text-align="center"/>
      <style:text-properties fo:hyphenate="false"/>
    </style:style>
    <style:style style:name="Título2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Título" style:display-name="WW-Título" style:family="paragraph" style:parent-style-name="Standard">
      <style:paragraph-properties fo:margin-top="0.1652in" fo:margin-bottom="0.0826in"/>
      <style:text-properties fo:hyphenate="false"/>
    </style:style>
    <style:style style:name="WW-Título1" style:display-name="WW-Título1" style:family="paragraph" style:parent-style-name="Standard">
      <style:paragraph-properties fo:margin-top="0.1652in" fo:margin-bottom="0.0826in"/>
      <style:text-properties fo:hyphenate="false"/>
    </style:style>
    <style:style style:name="WW-Título2" style:display-name="WW-Título2" style:family="paragraph" style:parent-style-name="Standard">
      <style:paragraph-properties fo:margin-top="0.1652in" fo:margin-bottom="0.0826in"/>
      <style:text-properties fo:hyphenate="false"/>
    </style:style>
    <style:style style:name="Linhadecota" style:display-name="Linha de cota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DefaultLTUntertitel" style:display-name="Default~LT~Untertitel" style:family="paragraph">
      <style:paragraph-properties style:text-autospace="none" fo:text-align="center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DefaultLTHintergrundobjekte" style:display-name="Default~LT~Hintergrundobjekte" style:family="paragraph">
      <style:paragraph-properties style:text-autospace="none"/>
      <style:text-properties fo:hyphenate="false"/>
    </style:style>
    <style:style style:name="DefaultLTHintergrund" style:display-name="Default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12" style:display-name="WW-Título12" style:family="paragraph">
      <style:paragraph-properties style:text-autospace="none"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Objetosdoplanodefundo" style:display-name="Objetos do plano de fundo" style:family="paragraph">
      <style:paragraph-properties style:text-autospace="none"/>
      <style:text-properties fo:hyphenate="false"/>
    </style:style>
    <style:style style:name="Planodefundo" style:display-name="Plano de fundo" style:family="paragraph">
      <style:paragraph-properties style:text-autospace="none"/>
      <style:text-properties fo:hyphenate="false"/>
    </style:style>
    <style:style style:name="Notas" style:display-name="Notas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Estruturadetópicos1" style:display-name="Estrutura de tópicos 1" style:family="paragraph">
      <style:paragraph-properties style:text-autospace="none"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Estruturadetópicos2" style:display-name="Estrutura de tópicos 2" style:family="paragraph" style:parent-style-name="Estruturadetópicos1">
      <style:paragraph-properties fo:margin-bottom="0.1576in"/>
      <style:text-properties fo:font-size="28pt" style:font-size-asian="28pt" style:font-size-complex="28pt" fo:hyphenate="false"/>
    </style:style>
    <style:style style:name="Estruturadetópicos3" style:display-name="Estrutura de tópicos 3" style:family="paragraph" style:parent-style-name="Estruturadetópicos2">
      <style:paragraph-properties fo:margin-bottom="0.118in"/>
      <style:text-properties fo:font-size="24pt" style:font-size-asian="24pt" style:font-size-complex="24pt" fo:hyphenate="false"/>
    </style:style>
    <style:style style:name="Estruturadetópicos4" style:display-name="Estrutura de tópicos 4" style:family="paragraph" style:parent-style-name="Estruturadetópicos3">
      <style:paragraph-properties fo:margin-bottom="0.0784in"/>
      <style:text-properties fo:font-size="20pt" style:font-size-asian="20pt" style:font-size-complex="20pt" fo:hyphenate="false"/>
    </style:style>
    <style:style style:name="Estruturadetópicos5" style:display-name="Estrutura de tópicos 5" style:family="paragraph" style:parent-style-name="Estruturadetópicos4">
      <style:paragraph-properties fo:margin-bottom="0.0395in"/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Símbolosdenumeração" style:display-name="Símbolos de numeração" style:family="paragraph">
      <style:paragraph-properties style:text-autospace="none"/>
      <style:text-properties fo:hyphenate="false"/>
    </style:style>
    <style:style style:name="Marcas" style:display-name="Marcas" style:family="paragraph">
      <style:paragraph-properties style:text-autospace="none"/>
      <style:text-properties style:font-name="OpenSymbol, 'Arial Unicode MS'" style:font-name-asian="OpenSymbol, 'Arial Unicode MS'" style:font-name-complex="OpenSymbol, 'Arial Unicode MS'" fo:hyphenate="false"/>
    </style:style>
    <style:style style:name="Âncoradenotadefim" style:display-name="Âncora de nota de fim" style:family="paragraph">
      <style:paragraph-properties style:text-autospace="none"/>
      <style:text-properties style:text-position="8.3% 100%" fo:hyphenate="false"/>
    </style:style>
    <style:style style:name="CorpodetextoChar" style:display-name="Corpo de texto Char" style:family="paragraph">
      <style:paragraph-properties style:text-autospace="none"/>
      <style:text-properties style:font-name-asian="Times New Roman" style:font-name-complex="Times New Roman" fo:hyphenate="false"/>
    </style:style>
    <style:style style:name="WW8Num13z2" style:display-name="WW8Num13z2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WW8Num13z1" style:display-name="WW8Num13z1" style:family="paragraph">
      <style:paragraph-properties style:text-autospace="none"/>
      <style:text-properties style:font-name="Courier New" style:font-name-asian="Courier New" style:font-name-complex="Courier New" fo:hyphenate="false"/>
    </style:style>
    <style:style style:name="WW8Num13z0" style:display-name="WW8Num13z0" style:family="paragraph">
      <style:paragraph-properties style:text-autospace="none"/>
      <style:text-properties style:font-name="Symbol" style:font-name-asian="Symbol" style:font-name-complex="Symbol" fo:hyphenate="false"/>
    </style:style>
    <style:style style:name="WW8Num12z2" style:display-name="WW8Num12z2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WW8Num12z1" style:display-name="WW8Num12z1" style:family="paragraph">
      <style:paragraph-properties style:text-autospace="none"/>
      <style:text-properties style:font-name="Courier New" style:font-name-asian="Courier New" style:font-name-complex="Courier New" fo:hyphenate="false"/>
    </style:style>
    <style:style style:name="WW8Num11z2" style:display-name="WW8Num11z2" style:family="paragraph">
      <style:paragraph-properties style:text-autospace="none"/>
      <style:text-properties style:font-name="Wingdings" style:font-name-asian="Wingdings" style:font-name-complex="Wingdings" fo:hyphenate="false"/>
    </style:style>
    <style:style style:name="WW8Num11z1" style:display-name="WW8Num11z1" style:family="paragraph">
      <style:paragraph-properties style:text-autospace="none"/>
      <style:text-properties style:font-name="Courier New" style:font-name-asian="Courier New" style:font-name-complex="Courier New" fo:hyphenate="false"/>
    </style:style>
    <style:style style:name="WW8Num10z0" style:display-name="WW8Num10z0" style:family="paragraph">
      <style:paragraph-properties style:text-autospace="none"/>
      <style:text-properties style:font-name="Symbol" style:font-name-asian="Symbol" style:font-name-complex="Symbol" fo:hyphenate="false"/>
    </style:style>
    <style:style style:name="WW8Num6z0" style:display-name="WW8Num6z0" style:family="paragraph">
      <style:paragraph-properties style:text-autospace="none"/>
      <style:text-properties style:font-name="Symbol" style:font-name-asian="Symbol" style:font-name-complex="Symbol" fo:hyphenate="false"/>
    </style:style>
    <style:style style:name="TítuloTabela" style:display-name="Título Tabela" style:family="paragraph">
      <style:paragraph-properties style:text-autospace="none" fo:margin-top="0.1381in" fo:margin-bottom="0.1381in" fo:margin-left="0.1381in">
        <style:tab-stops/>
      </style:paragraph-properties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fo:hyphenate="false"/>
    </style:style>
    <style:style style:name="Textodecomentário" style:display-name="Texto de comentário" style:family="paragraph">
      <style:paragraph-properties style:text-autospace="none"/>
      <style:text-properties style:font-name-asian="Times New Roman" style:font-name-complex="Times New Roman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fo:hyphenate="false"/>
    </style:style>
    <style:style style:name="ParágrafodaLista" style:display-name="Parágrafo da Lista" style:family="paragraph">
      <style:paragraph-properties style:text-autospace="none" fo:margin-left="0.8819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aracteresdenotadefim" style:display-name="Caracteres de nota de fim" style:family="paragraph">
      <style:paragraph-properties style:text-autospace="none"/>
      <style:text-properties style:text-position="8.3% 100%" fo:hyphenate="false"/>
    </style:style>
    <style:style style:name="TextodenotadefimChar" style:display-name="Texto de nota de fim Char" style:family="paragraph">
      <style:paragraph-properties style:text-autospace="none"/>
      <style:text-properties fo:hyphenate="false"/>
    </style:style>
    <style:style style:name="TextodecomentárioChar" style:display-name="Texto de comentário Char" style:family="paragraph">
      <style:paragraph-properties style:text-autospace="none"/>
      <style:text-properties style:font-name-asian="Times New Roman" style:font-name-complex="Times New Roman" fo:hyphenate="false"/>
    </style:style>
    <style:style style:name="Ref.decomentário" style:display-name="Ref. de comentário" style:family="paragraph">
      <style:paragraph-properties style:text-autospace="none"/>
      <style:text-properties fo:font-size="8pt" style:font-size-asian="8pt" style:font-size-complex="8pt" fo:hyphenate="false"/>
    </style:style>
    <style:style style:name="RodapéChar" style:display-name="Rodapé Char" style:family="paragraph">
      <style:paragraph-properties style:text-autospace="none"/>
      <style:text-properties fo:font-size="11pt" style:font-size-asian="11pt" style:font-size-complex="11pt" fo:hyphenate="false"/>
    </style:style>
    <style:style style:name="CabeçalhoChar" style:display-name="Cabeçalho Char" style:family="paragraph">
      <style:paragraph-properties style:text-autospace="none"/>
      <style:text-properties fo:font-size="11pt" style:font-size-asian="11pt" style:font-size-complex="11pt" fo:hyphenate="false"/>
    </style:style>
    <style:style style:name="Caracteresdenotaderodapé" style:display-name="Caracteres de nota de rodapé" style:family="paragraph">
      <style:paragraph-properties style:text-autospace="none"/>
      <style:text-properties style:text-position="8.3% 100%" fo:hyphenate="false"/>
    </style:style>
    <style:style style:name="TextodenotaderodapéChar" style:display-name="Texto de nota de rodapé Char" style:family="paragraph">
      <style:paragraph-properties style:text-autospace="none"/>
      <style:text-properties fo:hyphenate="false"/>
    </style:style>
    <style:style style:name="Título1Char" style:display-name="Título 1 Char" style:family="paragraph">
      <style:paragraph-properties style:text-autospace="none"/>
      <style:text-properties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WW8Num1z0" style:display-name="WW8Num1z0" style:family="text">
      <style:text-properties style:font-name="Wingdings" style:font-name-complex="Wingdings" fo:font-size="16pt" style:font-size-asian="16pt"/>
    </style:style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Wingdings" style:font-name-complex="Wingdings"/>
    </style:style>
    <style:style style:name="WW8Num5z0" style:display-name="WW8Num5z0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/>
    </style:style>
    <style:style style:name="WW8Num8z0" style:display-name="WW8Num8z0" style:family="text">
      <style:text-properties style:font-name="Wingdings" style:font-name-complex="Wingdings" fo:font-size="12pt" style:font-size-asian="12pt"/>
    </style:style>
    <style:style style:name="WW8Num9z0" style:display-name="WW8Num9z0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complex="Wingdings"/>
    </style:style>
    <style:style style:name="WW8Num12z0" style:display-name="WW8Num12z0" style:family="text">
      <style:text-properties style:font-name="Wingdings" style:font-name-complex="Wingdings" fo:font-size="8pt" style:font-size-asian="8pt"/>
    </style:style>
    <style:style style:name="WW8Num14z0" style:display-name="WW8Num14z0" style:family="text">
      <style:text-properties style:font-name="Wingdings" style:font-name-complex="Wingdings" fo:font-size="12pt" style:font-size-asian="12pt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Wingdings" style:font-name-complex="Wingdings"/>
    </style:style>
    <style:style style:name="WW8Num17z0" style:display-name="WW8Num17z0" style:family="text">
      <style:text-properties style:font-name="Wingdings" style:font-name-complex="Wingdings" fo:font-size="12pt" style:font-size-asian="12pt"/>
    </style:style>
    <style:style style:name="WW8Num18z0" style:display-name="WW8Num18z0" style:family="text">
      <style:text-properties style:font-name="Wingdings" style:font-name-complex="Wingdings"/>
    </style:style>
    <style:style style:name="WW8Num21z0" style:display-name="WW8Num21z0" style:family="text">
      <style:text-properties style:font-name="Wingdings" style:font-name-complex="Wingdings"/>
    </style:style>
    <style:style style:name="WW8Num22z0" style:display-name="WW8Num22z0" style:family="text">
      <style:text-properties style:font-name="Wingdings" style:font-name-complex="Wingdings"/>
    </style:style>
    <style:style style:name="WW8Num23z0" style:display-name="WW8Num23z0" style:family="text">
      <style:text-properties style:font-name="Wingdings" style:font-name-complex="Wingdings" fo:font-size="12pt" style:font-size-asian="12pt"/>
    </style:style>
    <style:style style:name="WW8Num24z0" style:display-name="WW8Num24z0" style:family="text">
      <style:text-properties style:font-name="Symbol" style:font-name-complex="Symbol"/>
    </style:style>
    <style:style style:name="WW8Num26z0" style:display-name="WW8Num26z0" style:family="text">
      <style:text-properties style:font-name="Symbol" style:font-name-complex="Symbol"/>
    </style:style>
    <style:style style:name="WW8Num27z0" style:display-name="WW8Num27z0" style:family="text">
      <style:text-properties style:font-name="Wingdings" style:font-name-complex="Wingdings" fo:font-size="16pt" style:font-size-asian="16pt"/>
    </style:style>
    <style:style style:name="WW8Num28z0" style:display-name="WW8Num28z0" style:family="text">
      <style:text-properties style:font-name="Wingdings" style:font-name-complex="Wingdings"/>
    </style:style>
    <style:style style:name="WW8Num29z0" style:display-name="WW8Num29z0" style:family="text">
      <style:text-properties style:font-name="Wingdings" style:font-name-complex="Wingdings" fo:font-size="16pt" style:font-size-asian="16pt"/>
    </style:style>
    <style:style style:name="WW8Num30z0" style:display-name="WW8Num30z0" style:family="text">
      <style:text-properties style:font-name="Symbol" style:font-name-complex="Symbol"/>
    </style:style>
    <style:style style:name="WW8Num31z0" style:display-name="WW8Num31z0" style:family="text">
      <style:text-properties style:font-name="Symbol" style:font-name-complex="Symbol"/>
    </style:style>
    <style:style style:name="WW8Num33z0" style:display-name="WW8Num33z0" style:family="text">
      <style:text-properties style:font-name="Symbol" style:font-name-complex="Symbol"/>
    </style:style>
    <style:style style:name="WW8Num34z0" style:display-name="WW8Num34z0" style:family="text">
      <style:text-properties style:font-name="Wingdings" style:font-name-complex="Wingdings" fo:font-size="16pt" style:font-size-asian="16pt"/>
    </style:style>
    <style:style style:name="WW8Num36z0" style:display-name="WW8Num36z0" style:family="text">
      <style:text-properties style:font-name="Symbol" style:font-name-complex="Symbol"/>
    </style:style>
    <style:style style:name="WW8Num37z0" style:display-name="WW8Num37z0" style:family="text">
      <style:text-properties style:font-name="Wingdings" style:font-name-complex="Wingdings"/>
    </style:style>
    <style:style style:name="WW8Num38z0" style:display-name="WW8Num38z0" style:family="text">
      <style:text-properties style:font-name="Wingdings" style:font-name-complex="Wingdings"/>
    </style:style>
    <style:style style:name="WW8Num39z0" style:display-name="WW8Num39z0" style:family="text">
      <style:text-properties style:font-name="Wingdings" style:font-name-complex="Wingdings"/>
    </style:style>
    <style:style style:name="WW8Num40z0" style:display-name="WW8Num40z0" style:family="text">
      <style:text-properties style:font-name="Wingdings" style:font-name-complex="Wingdings"/>
    </style:style>
    <style:style style:name="WW8Num41z0" style:display-name="WW8Num41z0" style:family="text">
      <style:text-properties style:font-name="Symbol" style:font-name-complex="Symbol"/>
    </style:style>
    <style:style style:name="WW8Num42z0" style:display-name="WW8Num42z0" style:family="text">
      <style:text-properties style:font-name="Symbol" style:font-name-complex="Symbol"/>
    </style:style>
    <style:style style:name="WW8Num42z1" style:display-name="WW8Num42z1" style:family="text">
      <style:text-properties style:font-name="Courier New" style:font-name-complex="Courier New"/>
    </style:style>
    <style:style style:name="WW8Num42z2" style:display-name="WW8Num42z2" style:family="text">
      <style:text-properties style:font-name="Wingdings" style:font-name-complex="Wingdings"/>
    </style:style>
    <style:style style:name="WW8Num43z0" style:display-name="WW8Num43z0" style:family="text">
      <style:text-properties style:font-name="Wingdings" style:font-name-complex="Wingdings" fo:font-size="12pt" style:font-size-asian="12pt"/>
    </style:style>
    <style:style style:name="WW8Num44z0" style:display-name="WW8Num44z0" style:family="text">
      <style:text-properties style:font-name="Wingdings" style:font-name-complex="Wingdings"/>
    </style:style>
    <style:style style:name="WW8Num46z0" style:display-name="WW8Num46z0" style:family="text">
      <style:text-properties style:font-name="Wingdings" style:font-name-complex="Wingdings"/>
    </style:style>
    <style:style style:name="WW8Num47z0" style:display-name="WW8Num47z0" style:family="text">
      <style:text-properties style:font-name="Wingdings" style:font-name-complex="Wingdings"/>
    </style:style>
    <style:style style:name="WW8Num48z0" style:display-name="WW8Num48z0" style:family="text">
      <style:text-properties style:font-name="Symbol" style:font-name-complex="Symbol"/>
    </style:style>
    <style:style style:name="WW8Num48z1" style:display-name="WW8Num48z1" style:family="text">
      <style:text-properties style:font-name="Courier New" style:font-name-complex="Courier New"/>
    </style:style>
    <style:style style:name="WW8Num48z2" style:display-name="WW8Num48z2" style:family="text">
      <style:text-properties style:font-name="Wingdings" style:font-name-complex="Wingdings"/>
    </style:style>
    <style:style style:name="WW8Num49z0" style:display-name="WW8Num49z0" style:family="text">
      <style:text-properties style:font-name="Symbol" style:font-name-complex="Symbol"/>
    </style:style>
    <style:style style:name="WW8Num50z0" style:display-name="WW8Num50z0" style:family="text">
      <style:text-properties style:font-name="Wingdings" style:font-name-complex="Wingdings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Wingdings" style:font-name-complex="Wingdings" fo:font-size="16pt" style:font-size-asian="16pt"/>
    </style:style>
    <text:list-style style:name="WW8Num1" style:display-name="WW8Num1">
      <text:list-level-style-bullet text:level="1" text:style-name="WW_CharLFO1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Wingdings" style:font-name-complex="Wingdings" fo:font-size="12pt" style:font-size-asian="12pt"/>
    </style:style>
    <text:list-style style:name="WW8Num8" style:display-name="WW8Num8">
      <text:list-level-style-bullet text:level="1" text:style-name="WW_CharLFO8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0" style:display-name="WW8Num1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Wingdings" style:font-name-complex="Wingdings" fo:font-size="8pt" style:font-size-asian="8pt"/>
    </style:style>
    <text:list-style style:name="WW8Num12" style:display-name="WW8Num12">
      <text:list-level-style-bullet text:level="1" text:style-name="WW_CharLFO12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4LVL1" style:family="text">
      <style:text-properties style:font-name="Wingdings" style:font-name-complex="Wingdings" fo:font-size="12pt" style:font-size-asian="12pt"/>
    </style:style>
    <text:list-style style:name="WW8Num14" style:display-name="WW8Num14">
      <text:list-level-style-bullet text:level="1" text:style-name="WW_CharLFO14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Wingdings" style:font-name-complex="Wingdings" fo:font-size="12pt" style:font-size-asian="12pt"/>
    </style:style>
    <text:list-style style:name="WW8Num17" style:display-name="WW8Num17">
      <text:list-level-style-bullet text:level="1" text:style-name="WW_CharLFO17LVL1" text:bullet-char="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8LVL1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format="1">
        <style:list-level-properties fo:text-align="center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2LVL1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3LVL1" style:family="text">
      <style:text-properties style:font-name="Wingdings" style:font-name-complex="Wingdings" fo:font-size="12pt" style:font-size-asian="12pt"/>
    </style:style>
    <text:list-style style:name="WW8Num23" style:display-name="WW8Num23">
      <text:list-level-style-bullet text:level="1" text:style-name="WW_CharLFO23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4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4LVL1" text:bullet-char="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" style:display-name="WW8Num25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1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7LVL1" style:family="text">
      <style:text-properties style:font-name="Wingdings" style:font-name-complex="Wingdings" fo:font-size="16pt" style:font-size-asian="16pt"/>
    </style:style>
    <text:list-style style:name="WW8Num27" style:display-name="WW8Num27">
      <text:list-level-style-bullet text:level="1" text:style-name="WW_CharLFO27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8LVL1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9LVL1" style:family="text">
      <style:text-properties style:font-name="Wingdings" style:font-name-complex="Wingdings" fo:font-size="16pt" style:font-size-asian="16pt"/>
    </style:style>
    <text:list-style style:name="WW8Num29" style:display-name="WW8Num29">
      <text:list-level-style-bullet text:level="1" text:style-name="WW_CharLFO29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0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2" style:display-name="WW8Num3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3LVL1" style:family="text">
      <style:text-properties style:font-name="Symbol" style:font-name-complex="Symbol"/>
    </style:style>
    <text:list-style style:name="WW8Num33" style:display-name="WW8Num33">
      <text:list-level-style-bullet text:level="1" text:style-name="WW_CharLFO3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4LVL1" style:family="text">
      <style:text-properties style:font-name="Wingdings" style:font-name-complex="Wingdings" fo:font-size="16pt" style:font-size-asian="16pt"/>
    </style:style>
    <text:list-style style:name="WW8Num34" style:display-name="WW8Num34">
      <text:list-level-style-bullet text:level="1" text:style-name="WW_CharLFO34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6LVL1" style:family="text">
      <style:text-properties style:font-name="Symbol" style:font-name-complex="Symbol"/>
    </style:style>
    <text:list-style style:name="WW8Num36" style:display-name="WW8Num36">
      <text:list-level-style-bullet text:level="1" text:style-name="WW_CharLFO3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7LVL1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37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8LVL1" style:family="text">
      <style:text-properties style:font-name="Wingdings" style:font-name-complex="Wingdings"/>
    </style:style>
    <text:list-style style:name="WW8Num38" style:display-name="WW8Num38">
      <text:list-level-style-bullet text:level="1" text:style-name="WW_CharLFO38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9LVL1" style:family="text">
      <style:text-properties style:font-name="Wingdings" style:font-name-complex="Wingdings"/>
    </style:style>
    <text:list-style style:name="WW8Num39" style:display-name="WW8Num39">
      <text:list-level-style-bullet text:level="1" text:style-name="WW_CharLFO39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0LVL1" style:family="text">
      <style:text-properties style:font-name="Wingdings" style:font-name-complex="Wingdings"/>
    </style:style>
    <text:list-style style:name="WW8Num40" style:display-name="WW8Num40">
      <text:list-level-style-bullet text:level="1" text:style-name="WW_CharLFO40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1LVL1" style:family="text">
      <style:text-properties style:font-name="Symbol" style:font-name-complex="Symbol"/>
    </style:style>
    <text:list-style style:name="WW8Num41" style:display-name="WW8Num41">
      <text:list-level-style-bullet text:level="1" text:style-name="WW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2LVL1" style:family="text">
      <style:text-properties style:font-name="Symbol" style:font-name-complex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 style:font-name-complex="Wingdings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 style:font-name-complex="Wingdings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 style:font-name-complex="Wingdings"/>
    </style:style>
    <text:list-style style:name="WW8Num42" style:display-name="WW8Num42">
      <text:list-level-style-bullet text:level="1" text:style-name="WW_CharLFO42LVL1" text:bullet-char="">
        <style:list-level-properties/>
        <style:text-properties style:font-name="Symbol"/>
      </text:list-level-style-bullet>
      <text:list-level-style-bullet text:level="2" text:style-name="WW_CharLFO42LVL2" text:bullet-char="o">
        <style:list-level-properties/>
        <style:text-properties style:font-name="Courier New"/>
      </text:list-level-style-bullet>
      <text:list-level-style-bullet text:level="3" text:style-name="WW_CharLFO42LVL3" text:bullet-char="">
        <style:list-level-properties/>
        <style:text-properties style:font-name="Wingdings"/>
      </text:list-level-style-bullet>
      <text:list-level-style-bullet text:level="4" text:style-name="WW_CharLFO42LVL4" text:bullet-char="">
        <style:list-level-properties/>
        <style:text-properties style:font-name="Symbol"/>
      </text:list-level-style-bullet>
      <text:list-level-style-bullet text:level="5" text:style-name="WW_CharLFO42LVL5" text:bullet-char="o">
        <style:list-level-properties/>
        <style:text-properties style:font-name="Courier New"/>
      </text:list-level-style-bullet>
      <text:list-level-style-bullet text:level="6" text:style-name="WW_CharLFO42LVL6" text:bullet-char="">
        <style:list-level-properties/>
        <style:text-properties style:font-name="Wingdings"/>
      </text:list-level-style-bullet>
      <text:list-level-style-bullet text:level="7" text:style-name="WW_CharLFO42LVL7" text:bullet-char="">
        <style:list-level-properties/>
        <style:text-properties style:font-name="Symbol"/>
      </text:list-level-style-bullet>
      <text:list-level-style-bullet text:level="8" text:style-name="WW_CharLFO42LVL8" text:bullet-char="o">
        <style:list-level-properties/>
        <style:text-properties style:font-name="Courier New"/>
      </text:list-level-style-bullet>
      <text:list-level-style-bullet text:level="9" text:style-name="WW_CharLFO42LVL9" text:bullet-char="">
        <style:list-level-properties/>
        <style:text-properties style:font-name="Wingdings"/>
      </text:list-level-style-bullet>
    </text:list-style>
    <style:style style:name="WW_CharLFO43LVL1" style:family="text">
      <style:text-properties style:font-name="Wingdings" style:font-name-complex="Wingdings" fo:font-size="12pt" style:font-size-asian="12pt"/>
    </style:style>
    <text:list-style style:name="WW8Num43" style:display-name="WW8Num43">
      <text:list-level-style-bullet text:level="1" text:style-name="WW_CharLFO43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4LVL1" style:family="text">
      <style:text-properties style:font-name="Wingdings" style:font-name-complex="Wingdings"/>
    </style:style>
    <text:list-style style:name="WW8Num44" style:display-name="WW8Num44">
      <text:list-level-style-bullet text:level="1" text:style-name="WW_CharLFO44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5" style:display-name="WW8Num45">
      <text:list-level-style-number text:level="1" style:num-suffix="-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6LVL1" style:family="text">
      <style:text-properties style:font-name="Wingdings" style:font-name-complex="Wingdings"/>
    </style:style>
    <text:list-style style:name="WW8Num46" style:display-name="WW8Num46">
      <text:list-level-style-bullet text:level="1" text:style-name="WW_CharLFO46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7LVL1" style:family="text">
      <style:text-properties style:font-name="Wingdings" style:font-name-complex="Wingdings"/>
    </style:style>
    <text:list-style style:name="WW8Num47" style:display-name="WW8Num47">
      <text:list-level-style-bullet text:level="1" text:style-name="WW_CharLFO47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8LVL1" style:family="text">
      <style:text-properties style:font-name="Symbol" style:font-name-complex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 style:font-name-complex="Wingdings"/>
    </style:style>
    <style:style style:name="WW_CharLFO48LVL4" style:family="text">
      <style:text-properties style:font-name="Symbol" style:font-name-complex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 style:font-name-complex="Wingdings"/>
    </style:style>
    <style:style style:name="WW_CharLFO48LVL7" style:family="text">
      <style:text-properties style:font-name="Symbol" style:font-name-complex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 style:font-name-complex="Wingdings"/>
    </style:style>
    <text:list-style style:name="WW8Num48" style:display-name="WW8Num48">
      <text:list-level-style-bullet text:level="1" text:style-name="WW_CharLFO48LVL1" text:bullet-char="">
        <style:list-level-properties/>
        <style:text-properties style:font-name="Symbol"/>
      </text:list-level-style-bullet>
      <text:list-level-style-bullet text:level="2" text:style-name="WW_CharLFO48LVL2" text:bullet-char="o">
        <style:list-level-properties/>
        <style:text-properties style:font-name="Courier New"/>
      </text:list-level-style-bullet>
      <text:list-level-style-bullet text:level="3" text:style-name="WW_CharLFO48LVL3" text:bullet-char="">
        <style:list-level-properties/>
        <style:text-properties style:font-name="Wingdings"/>
      </text:list-level-style-bullet>
      <text:list-level-style-bullet text:level="4" text:style-name="WW_CharLFO48LVL4" text:bullet-char="">
        <style:list-level-properties/>
        <style:text-properties style:font-name="Symbol"/>
      </text:list-level-style-bullet>
      <text:list-level-style-bullet text:level="5" text:style-name="WW_CharLFO48LVL5" text:bullet-char="o">
        <style:list-level-properties/>
        <style:text-properties style:font-name="Courier New"/>
      </text:list-level-style-bullet>
      <text:list-level-style-bullet text:level="6" text:style-name="WW_CharLFO48LVL6" text:bullet-char="">
        <style:list-level-properties/>
        <style:text-properties style:font-name="Wingdings"/>
      </text:list-level-style-bullet>
      <text:list-level-style-bullet text:level="7" text:style-name="WW_CharLFO48LVL7" text:bullet-char="">
        <style:list-level-properties/>
        <style:text-properties style:font-name="Symbol"/>
      </text:list-level-style-bullet>
      <text:list-level-style-bullet text:level="8" text:style-name="WW_CharLFO48LVL8" text:bullet-char="o">
        <style:list-level-properties/>
        <style:text-properties style:font-name="Courier New"/>
      </text:list-level-style-bullet>
      <text:list-level-style-bullet text:level="9" text:style-name="WW_CharLFO48LVL9" text:bullet-char="">
        <style:list-level-properties/>
        <style:text-properties style:font-name="Wingdings"/>
      </text:list-level-style-bullet>
    </text:list-style>
    <style:style style:name="WW_CharLFO49LVL1" style:family="text">
      <style:text-properties style:font-name="Symbol" style:font-name-complex="Symbol"/>
    </style:style>
    <text:list-style style:name="WW8Num49" style:display-name="WW8Num49">
      <text:list-level-style-bullet text:level="1" text:style-name="WW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0LVL1" style:family="text">
      <style:text-properties style:font-name="Wingdings" style:font-name-complex="Wingdings"/>
    </style:style>
    <text:list-style style:name="WW8Num50" style:display-name="WW8Num50">
      <text:list-level-style-bullet text:level="1" text:style-name="WW_CharLFO50LVL1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3">
      <text:list-level-style-bullet text:level="1" text:style-name="WW_CharLFO53LVL1" text:bullet-char="–">
        <style:list-level-properties/>
        <style:text-properties style:font-name="OpenSymbol"/>
      </text:list-level-style-bullet>
      <text:list-level-style-bullet text:level="2" text:style-name="WW_CharLFO53LVL2" text:bullet-char="–">
        <style:list-level-properties/>
        <style:text-properties style:font-name="OpenSymbol"/>
      </text:list-level-style-bullet>
      <text:list-level-style-bullet text:level="3" text:style-name="WW_CharLFO53LVL3" text:bullet-char="–">
        <style:list-level-properties/>
        <style:text-properties style:font-name="OpenSymbol"/>
      </text:list-level-style-bullet>
      <text:list-level-style-bullet text:level="4" text:style-name="WW_CharLFO53LVL4" text:bullet-char="–">
        <style:list-level-properties/>
        <style:text-properties style:font-name="OpenSymbol"/>
      </text:list-level-style-bullet>
      <text:list-level-style-bullet text:level="5" text:style-name="WW_CharLFO53LVL5" text:bullet-char="–">
        <style:list-level-properties/>
        <style:text-properties style:font-name="OpenSymbol"/>
      </text:list-level-style-bullet>
      <text:list-level-style-bullet text:level="6" text:style-name="WW_CharLFO53LVL6" text:bullet-char="–">
        <style:list-level-properties/>
        <style:text-properties style:font-name="OpenSymbol"/>
      </text:list-level-style-bullet>
      <text:list-level-style-bullet text:level="7" text:style-name="WW_CharLFO53LVL7" text:bullet-char="–">
        <style:list-level-properties/>
        <style:text-properties style:font-name="OpenSymbol"/>
      </text:list-level-style-bullet>
      <text:list-level-style-bullet text:level="8" text:style-name="WW_CharLFO53LVL8" text:bullet-char="–">
        <style:list-level-properties/>
        <style:text-properties style:font-name="OpenSymbol"/>
      </text:list-level-style-bullet>
      <text:list-level-style-bullet text:level="9" text:style-name="WW_CharLFO53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Header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Header" style:family="paragraph">
      <style:paragraph-properties fo:text-align="center"/>
      <style:text-properties fo:font-size="5pt" style:font-size-asian="5pt" style:font-size-complex="14pt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SENAI Palhoça / São José</text:p>
        <text:p text:style-name="P3">Curso Técnico em <text:s/>Informática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Xerox do Curso Técnico</dc:title>
    <meta:initial-creator>SENAI</meta:initial-creator>
    <dc:creator>Família</dc:creator>
    <meta:creation-date>2011-07-27T10:44:00Z</meta:creation-date>
    <dc:date>2012-04-10T01:44:00Z</dc:date>
    <meta:print-date>2009-12-16T17:05:00Z</meta:print-date>
    <meta:template xlink:href="Normal.dotm" xlink:type="simple"/>
    <meta:editing-cycles>2</meta:editing-cycles>
    <meta:editing-duration>PT53700S</meta:editing-duration>
    <meta:user-defined meta:name="Info 1"/>
    <meta:user-defined meta:name="Info 2"/>
    <meta:user-defined meta:name="Info 3"/>
    <meta:user-defined meta:name="Info 4"/>
    <meta:document-statistic meta:page-count="3" meta:paragraph-count="17" meta:word-count="1340" meta:character-count="8563" meta:row-count="60" meta:non-whitespace-character-count="7240"/>
  </office:meta>
</office:document-meta>
</file>